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9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9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8-10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9" calcext:value-type="float">
            <text:p>94.8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8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7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7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6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7664" calcext:value-type="float">
            <text:p>94.8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5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5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4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4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3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3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62904" calcext:value-type="float">
            <text:p>94.8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2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2-04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1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1-05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7768" calcext:value-type="float">
            <text:p>94.9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0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1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9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9-04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8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7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7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6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6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5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5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4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4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2088" calcext:value-type="float">
            <text:p>95.1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2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1-04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2000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8416" calcext:value-type="float">
            <text:p>94.7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8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7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7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6-04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5-08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5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4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3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2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0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0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90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9-11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9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8-07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8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7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7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7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6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6-04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3892</text:p>
          </table:table-cell>
          <table:table-cell office:value-type="string" calcext:value-type="string">
            <text:p>1986-01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